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华文宋体" svg:font-family="华文宋体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Table3" style:family="table">
      <style:table-properties style:width="5.001cm" table:align="center"/>
    </style:style>
    <style:style style:name="Table3.A" style:family="table-column">
      <style:table-column-properties style:column-width="5.001cm"/>
    </style:style>
    <style:style style:name="Table3.A1" style:family="table-cell">
      <style:table-cell-properties fo:padding="0.049cm" fo:border="0.05pt solid #000000" style:writing-mode="page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4.305cm" style:rel-column-width="49338*"/>
    </style:style>
    <style:style style:name="Table2.B" style:family="table-column">
      <style:table-column-properties style:column-width="4.695cm" style:rel-column-width="16197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" style:family="table">
      <style:table-properties style:width="19.001cm" table:align="margins" fo:background-color="transparent" table:border-model="separating">
        <style:background-image/>
      </style:table-properties>
    </style:style>
    <style:style style:name="Table1.A" style:family="table-column">
      <style:table-column-properties style:column-width="2.099cm" style:rel-column-width="1190*"/>
    </style:style>
    <style:style style:name="Table1.B" style:family="table-column">
      <style:table-column-properties style:column-width="2.399cm" style:rel-column-width="1360*"/>
    </style:style>
    <style:style style:name="Table1.C" style:family="table-column">
      <style:table-column-properties style:column-width="2.431cm" style:rel-column-width="1378*"/>
    </style:style>
    <style:style style:name="Table1.D" style:family="table-column">
      <style:table-column-properties style:column-width="2.896cm" style:rel-column-width="1642*"/>
    </style:style>
    <style:style style:name="Table1.E" style:family="table-column">
      <style:table-column-properties style:column-width="4.923cm" style:rel-column-width="2791*"/>
    </style:style>
    <style:style style:name="Table1.F" style:family="table-column">
      <style:table-column-properties style:column-width="2.016cm" style:rel-column-width="1143*"/>
    </style:style>
    <style:style style:name="Table1.G" style:family="table-column">
      <style:table-column-properties style:column-width="2.237cm" style:rel-column-width="1268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-left="0cm" fo:padding-right="0cm" fo:padding-top="0.101cm" fo:padding-bottom="0.101cm" fo:border-left="none" fo:border-right="none" fo:border-top="0.05pt solid #000000" fo:border-bottom="none"/>
    </style:style>
    <style:style style:name="Table1.A2" style:family="table-cell">
      <style:table-cell-properties style:vertical-align="middle" fo:padding-left="0cm" fo:padding-right="0cm" fo:padding-top="0.101cm" fo:padding-bottom="0.101cm" fo:border-left="none" fo:border-right="none" fo:border-top="none" fo:border-bottom="0.05pt solid #000000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015ea8e"/>
    </style:style>
    <style:style style:name="P2" style:family="paragraph" style:parent-style-name="Standard">
      <style:paragraph-properties fo:margin-top="0cm" fo:margin-bottom="0cm" style:contextual-spacing="false" fo:line-height="0.101cm"/>
      <style:text-properties officeooo:paragraph-rsid="0015ea8e"/>
    </style:style>
    <style:style style:name="P3" style:family="paragraph" style:parent-style-name="Footer">
      <style:paragraph-properties fo:margin-top="0.101cm" fo:margin-bottom="0.101cm" style:contextual-spacing="false" fo:text-align="center" style:justify-single-word="false"/>
      <style:text-properties fo:font-size="9.10000038146973pt" officeooo:rsid="000fa78c" officeooo:paragraph-rsid="000fa78c" style:font-size-asian="8pt" style:font-size-complex="9.10000038146973pt"/>
    </style:style>
    <style:style style:name="P4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15ea8e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15ea8e" style:font-name-asian="微軟正黑體" style:font-size-asian="10pt" style:font-name-complex="Microsoft JhengHei1" style:font-size-complex="10pt" style:text-scale="95%"/>
    </style:style>
    <style:style style:name="P6" style:family="paragraph" style:parent-style-name="Table_20_Contents">
      <style:paragraph-properties fo:text-align="start" style:justify-single-word="false"/>
      <style:text-properties style:font-name="微軟正黑體" fo:font-size="10pt" officeooo:paragraph-rsid="0004027d" style:font-name-asian="微軟正黑體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微軟正黑體" fo:font-size="10pt" officeooo:paragraph-rsid="0004027d" style:font-name-asian="微軟正黑體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微軟正黑體" fo:font-size="10pt" officeooo:paragraph-rsid="0004027d" style:font-name-asian="微軟正黑體" style:font-size-asian="10pt" style:font-size-complex="10pt"/>
    </style:style>
    <style:style style:name="P10" style:family="paragraph" style:parent-style-name="Standard">
      <loext:graphic-properties draw:fill="solid" draw:fill-color="#cccccc" draw:fill-gradient-name="Gradient_20_1" draw:fill-hatch-name="hatch"/>
      <style:paragraph-properties fo:line-height="115%" fo:text-align="center" style:justify-single-word="false" fo:background-color="#cccccc"/>
      <style:text-properties style:font-name="微軟正黑體" officeooo:paragraph-rsid="0004027d" style:font-name-asian="微軟正黑體"/>
    </style:style>
    <style:style style:name="P11" style:family="paragraph" style:parent-style-name="Standard">
      <style:text-properties style:font-name="微軟正黑體" fo:font-size="6.84999990463257pt" style:font-name-asian="微軟正黑體" style:font-size-asian="6pt" style:font-size-complex="6.84999990463257pt"/>
    </style:style>
    <style:style style:name="P12" style:family="paragraph" style:parent-style-name="Table_20_Contents">
      <style:paragraph-properties fo:text-align="start" style:justify-single-word="false"/>
      <style:text-properties officeooo:paragraph-rsid="0004027d"/>
    </style:style>
    <style:style style:name="P13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15ea8e" style:font-name-asian="微軟正黑體" style:font-size-asian="18pt" style:font-name-complex="Microsoft JhengHei1" style:font-size-complex="18pt" style:text-scale="100%"/>
    </style:style>
    <style:style style:name="P14" style:family="paragraph" style:parent-style-name="Standard">
      <style:paragraph-properties fo:text-align="start" style:justify-single-word="false"/>
      <style:text-properties style:font-name="微軟正黑體" fo:font-size="10.25pt" style:text-underline-style="none" officeooo:paragraph-rsid="001c0684" style:font-name-asian="微軟正黑體" style:font-size-asian="9pt" style:font-size-complex="10.25pt"/>
    </style:style>
    <style:style style:name="P15" style:family="paragraph" style:parent-style-name="Standard">
      <style:paragraph-properties fo:text-align="start" style:justify-single-word="false"/>
      <style:text-properties style:font-name="微軟正黑體" fo:font-size="10pt" officeooo:paragraph-rsid="0004027d" style:font-name-asian="微軟正黑體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微軟正黑體" officeooo:paragraph-rsid="001b8325" style:font-name-asian="微軟正黑體"/>
    </style:style>
    <style:style style:name="P17" style:family="paragraph" style:parent-style-name="Table_20_Contents">
      <loext:graphic-properties draw:fill-gradient-name="Gradient_20_2" draw:fill-hatch-name="hatch"/>
      <style:paragraph-properties fo:line-height="0.141cm" fo:text-align="start" style:justify-single-word="false"/>
      <style:text-properties style:font-name="微軟正黑體" officeooo:paragraph-rsid="001b8325" style:font-name-asian="微軟正黑體"/>
    </style:style>
    <style:style style:name="P18" style:family="paragraph" style:parent-style-name="Table_20_Contents">
      <style:paragraph-properties fo:text-align="start" style:justify-single-word="false"/>
      <style:text-properties style:font-name="微軟正黑體" fo:font-size="10pt" officeooo:rsid="0013928a" officeooo:paragraph-rsid="0004027d" style:font-name-asian="微軟正黑體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微軟正黑體" fo:font-size="10pt" officeooo:rsid="00168a48" officeooo:paragraph-rsid="0004027d" style:font-name-asian="微軟正黑體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微軟正黑體" fo:font-size="10pt" officeooo:paragraph-rsid="0004027d" style:font-name-asian="微軟正黑體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微軟正黑體" fo:font-size="10pt" officeooo:paragraph-rsid="0004027d" style:font-name-asian="微軟正黑體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微軟正黑體" fo:font-size="10pt" style:text-underline-style="none" officeooo:paragraph-rsid="0004027d" style:font-name-asian="微軟正黑體" style:font-size-asian="10pt" style:font-size-complex="10pt"/>
    </style:style>
    <style:style style:name="P23" style:family="paragraph" style:parent-style-name="Table_20_Contents">
      <loext:graphic-properties draw:fill-gradient-name="Gradient_20_5" draw:fill-hatch-name="hatch"/>
      <style:paragraph-properties fo:line-height="0.282cm" fo:text-align="start" style:justify-single-word="false"/>
      <style:text-properties style:font-name="微軟正黑體" fo:font-size="10pt" style:text-underline-style="none" officeooo:paragraph-rsid="00200da3" style:font-name-asian="微軟正黑體" style:font-size-asian="10pt" style:language-asian="zh" style:country-asian="TW" style:font-size-complex="10pt"/>
    </style:style>
    <style:style style:name="P24" style:family="paragraph" style:parent-style-name="Table_20_Contents">
      <loext:graphic-properties draw:fill-gradient-name="Gradient_20_5" draw:fill-hatch-name="hatch"/>
      <style:paragraph-properties fo:line-height="0.282cm" fo:text-align="start" style:justify-single-word="false"/>
      <style:text-properties style:font-name="微軟正黑體" fo:font-size="10pt" style:text-underline-style="none" officeooo:paragraph-rsid="0022f101" style:font-name-asian="微軟正黑體" style:font-size-asian="10pt" style:language-asian="zh" style:country-asian="TW" style:font-size-complex="10pt"/>
    </style:style>
    <style:style style:name="P25" style:family="paragraph" style:parent-style-name="Table_20_Contents">
      <loext:graphic-properties draw:fill-gradient-name="Gradient_20_5" draw:fill-hatch-name="hatch"/>
      <style:paragraph-properties fo:line-height="0.282cm" fo:text-align="end" style:justify-single-word="false"/>
      <style:text-properties style:font-name="微軟正黑體" fo:font-size="10pt" style:text-underline-style="none" officeooo:paragraph-rsid="00200da3" style:font-name-asian="微軟正黑體" style:font-size-asian="10pt" style:language-asian="zh" style:country-asian="TW" style:font-size-complex="10pt"/>
    </style:style>
    <style:style style:name="P26" style:family="paragraph" style:parent-style-name="Table_20_Contents">
      <style:paragraph-properties fo:text-align="start" style:justify-single-word="false"/>
      <style:text-properties officeooo:paragraph-rsid="0004027d"/>
    </style:style>
    <style:style style:name="P27" style:family="paragraph" style:parent-style-name="Text_20_body">
      <style:paragraph-properties fo:text-align="start" style:justify-single-word="false"/>
      <style:text-properties style:font-name="微軟正黑體" fo:font-size="10pt" style:text-underline-style="none" officeooo:paragraph-rsid="0004027d" style:font-name-asian="微軟正黑體" style:font-size-asian="10pt" style:font-size-complex="10pt"/>
    </style:style>
    <style:style style:name="P28" style:family="paragraph" style:parent-style-name="Text_20_body">
      <style:paragraph-properties fo:text-align="start" style:justify-single-word="false"/>
      <style:text-properties style:font-name="微軟正黑體" fo:font-size="10pt" style:text-underline-style="none" officeooo:paragraph-rsid="001e4080" style:font-name-asian="微軟正黑體" style:font-size-asian="10pt" style:font-size-complex="10pt"/>
    </style:style>
    <style:style style:name="T1" style:family="text">
      <style:text-properties style:language-asian="zh" style:country-asian="TW"/>
    </style:style>
    <style:style style:name="T2" style:family="text">
      <style:text-properties officeooo:rsid="00063082" style:language-asian="zh" style:country-asian="TW"/>
    </style:style>
    <style:style style:name="T3" style:family="text">
      <style:text-properties officeooo:rsid="0022f101" style:language-asian="zh" style:country-asian="TW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language-asian="zh" style:country-asian="TW" style:font-size-complex="12pt"/>
    </style:style>
    <style:style style:name="T6" style:family="text">
      <style:text-properties fo:letter-spacing="0.053cm"/>
    </style:style>
    <style:style style:name="T7" style:family="text">
      <style:text-properties fo:letter-spacing="0.023cm"/>
    </style:style>
    <style:style style:name="T8" style:family="text">
      <style:text-properties officeooo:rsid="00069fd2"/>
    </style:style>
    <style:style style:name="T9" style:family="text">
      <style:text-properties officeooo:rsid="0007392f"/>
    </style:style>
    <style:style style:name="T10" style:family="text">
      <style:text-properties officeooo:rsid="00063082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11855d" style:font-size-asian="10pt" style:font-size-complex="10pt"/>
    </style:style>
    <style:style style:name="T14" style:family="text">
      <style:text-properties fo:font-size="10pt" style:font-size-asian="10pt" style:language-asian="zh" style:country-asian="TW" style:font-size-complex="10pt"/>
    </style:style>
    <style:style style:name="T15" style:family="text">
      <style:text-properties style:font-name="微軟正黑體" fo:font-size="10pt" officeooo:rsid="0013928a" style:font-name-asian="微軟正黑體" style:font-size-asian="10pt" style:font-size-complex="10pt"/>
    </style:style>
    <style:style style:name="T16" style:family="text">
      <style:text-properties style:font-name="微軟正黑體" fo:font-size="10pt" officeooo:rsid="0044307d" style:font-name-asian="微軟正黑體" style:font-size-asian="10pt" style:font-size-complex="10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費用類別" text:name="py3o.o.bf_exp_type"/>
        <text:user-field-decl office:value-type="string" office:string-value="員工姓名" text:name="py3o.o.emp_no.resource_id.name"/>
        <text:user-field-decl office:value-type="string" office:string-value="員工編號" text:name="py3o.o.emp_no.employee_num"/>
        <text:user-field-decl office:value-type="string" office:string-value="費用總額" text:name="py3o.o.bf_exp_sum"/>
        <text:user-field-decl office:value-type="string" office:string-value="部門" text:name="py3o.o.dept_id.name"/>
        <text:user-field-decl office:value-type="string" office:string-value="報支日期" text:name="py3o.l.bf_exp_date1"/>
        <text:user-field-decl office:value-type="string" office:string-value="項目" text:name="py3o.l.exp_item.name"/>
        <text:user-field-decl office:value-type="string" office:string-value="是由" text:name="py3o.l.bf_expevent"/>
        <text:user-field-decl office:value-type="string" office:string-value="地點" text:name="py3o.l.bf_exp_location"/>
        <text:user-field-decl office:value-type="string" office:string-value="其他說明" text:name="py3o.l.bf_exp_desc"/>
        <text:user-field-decl office:value-type="string" office:string-value="檢附單據" text:name="py3o.l.bf_expattach"/>
        <text:user-field-decl office:value-type="string" office:string-value="金額" text:name="py3o.l.bf_exp_money"/>
        <text:user-field-decl office:value-type="string" office:string-value="cf項目" text:name="py3o.L1.sumlineexpitem"/>
        <text:user-field-decl office:value-type="string" office:string-value="cf金額合計" text:name="py3o.L1.bf_sumtot"/>
        <text:user-field-decl office:value-type="string" office:string-value="員工姓名" text:name="py3o.o.bf_emp_no.bf_resource_id.bf_name"/>
        <text:user-field-decl office:value-type="string" office:string-value="員工編號" text:name="py3o.o.bf_emp_no.bf_employee_num"/>
        <text:user-field-decl office:value-type="string" office:string-value="部門" text:name="py3o.o.bf_dept_id.bf_name"/>
        <text:user-field-decl office:value-type="string" office:string-value="項目" text:name="py3o.l.bf_exp_item.bf_name"/>
        <text:user-field-decl office:value-type="string" office:string-value="cf項目" text:name="py3o.L1.bf_sumlineexpitem"/>
      </text:user-field-decls>
      <text:p text:style-name="P10"><text:span text:style-name="T11"><text:user-field-get text:name="py3o.o.bf_exp_type">費用類別</text:user-field-get></text:span><text:span text:style-name="T11"><text:s/>費用申報單</text:span></text:p>
      <text:p text:style-name="P16"><text:span text:style-name="T12"><text:s text:c="2"/>員工姓名 : </text:span><text:span text:style-name="T12"><text:user-field-get text:name="py3o.o.bf_emp_no.bf_resource_id.bf_name">員工姓名</text:user-field-get></text:span><text:span text:style-name="T12"><text:s text:c="13"/></text:span><text:span text:style-name="T14"><text:s text:c="21"/></text:span><text:span text:style-name="T12"><text:s text:c="7"/>員工編號 : </text:span><text:span text:style-name="T12"><text:user-field-get text:name="py3o.o.bf_emp_no.bf_employee_num">員工編號</text:user-field-get></text:span><text:span text:style-name="T12"><text:s text:c="10"/></text:span><text:span text:style-name="T14"><text:s text:c="24"/></text:span><text:span text:style-name="T12"><text:s text:c="5"/>費用總額 </text:span><text:span text:style-name="T14">: </text:span><text:span text:style-name="T13"><text:user-field-get text:name="py3o.o.bf_exp_sum">費用總額</text:user-field-get></text:span><text:span text:style-name="T12"><text:s text:c="2"/></text:span></text:p>
      <text:p text:style-name="P16"><text:span text:style-name="T14"><text:s text:c="2"/></text:span><text:span text:style-name="T12">部 <text:s text:c="2"/></text:span><text:span text:style-name="T14"><text:s text:c="4"/></text:span><text:span text:style-name="T12"><text:s/>門 : </text:span><text:span text:style-name="T12"><text:user-field-get text:name="py3o.o.bf_dept_id.bf_name">部門</text:user-field-get></text:span><text:span text:style-name="T12"><text:s text:c="8"/></text:span></text:p>
      <text:p text:style-name="P17"><text:span text:style-name="T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2">日期</text:p>
            <text:p text:style-name="P23">—————</text:p>
          </table:table-cell>
          <table:table-cell table:style-name="Table1.A1" office:value-type="string">
            <text:p text:style-name="P7">項 <text:s text:c="2"/>目</text:p>
            <text:p text:style-name="P24">——————</text:p>
          </table:table-cell>
          <table:table-cell table:style-name="Table1.A1" office:value-type="string">
            <text:p text:style-name="P7">事 <text:s text:c="2"/>由</text:p>
            <text:p text:style-name="P23">——————</text:p>
          </table:table-cell>
          <table:table-cell table:style-name="Table1.A1" office:value-type="string">
            <text:p text:style-name="P7">地點<text:span text:style-name="T8">(起 – 訖)</text:span></text:p>
            <text:p text:style-name="P23">———————</text:p>
          </table:table-cell>
          <table:table-cell table:style-name="Table1.A1" office:value-type="string">
            <text:p text:style-name="P7">其他說明<text:span text:style-name="T9">(參訪客戶/對象)</text:span></text:p>
            <text:p text:style-name="P23">————————————</text:p>
          </table:table-cell>
          <table:table-cell table:style-name="Table1.A1" office:value-type="string">
            <text:p text:style-name="P7">檢附單據</text:p>
            <text:p text:style-name="P23">—————</text:p>
          </table:table-cell>
          <table:table-cell table:style-name="Table1.A1" office:value-type="string">
            <text:p text:style-name="P7">金額</text:p>
            <text:p text:style-name="P25">—————</text:p>
          </table:table-cell>
        </table:table-row>
        <table:table-row table:style-name="TableLine2322308179504">
          <table:table-cell table:style-name="Table1.A2" table:number-columns-spanned="7" office:value-type="string">
            <text:p text:style-name="P12"><text:a xlink:type="simple" xlink:href="py3o://for=%22l%20in%20o.exp_line%22" text:style-name="Internet_20_link" text:visited-style-name="Visited_20_Internet_20_Link"><text:span text:style-name="T15">for="l in o.exp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22308181408">
          <table:table-cell table:style-name="Table1.A2" office:value-type="string">
            <text:p text:style-name="P18"><text:user-field-get text:name="py3o.l.bf_exp_date1">報支日期</text:user-field-get></text:p>
          </table:table-cell>
          <table:table-cell table:style-name="Table1.A2" office:value-type="string">
            <text:p text:style-name="P6"><text:user-field-get text:name="py3o.l.bf_exp_item.bf_name">項目</text:user-field-get></text:p>
          </table:table-cell>
          <table:table-cell table:style-name="Table1.A2" office:value-type="string">
            <text:p text:style-name="P6"><text:user-field-get text:name="py3o.l.bf_expevent">是由</text:user-field-get></text:p>
          </table:table-cell>
          <table:table-cell table:style-name="Table1.A2" office:value-type="string">
            <text:p text:style-name="P6"><text:user-field-get text:name="py3o.l.bf_exp_location">地點</text:user-field-get></text:p>
          </table:table-cell>
          <table:table-cell table:style-name="Table1.A2" office:value-type="string">
            <text:p text:style-name="P6"><text:user-field-get text:name="py3o.l.bf_exp_desc">其他說明</text:user-field-get></text:p>
          </table:table-cell>
          <table:table-cell table:style-name="Table1.A2" office:value-type="string">
            <text:p text:style-name="P6"><text:user-field-get text:name="py3o.l.bf_expattach">檢附單據</text:user-field-get></text:p>
          </table:table-cell>
          <table:table-cell table:style-name="Table1.A2" office:value-type="string">
            <text:p text:style-name="P19"><text:user-field-get text:name="py3o.l.bf_exp_money">金額</text:user-field-get></text:p>
          </table:table-cell>
        </table:table-row>
        <table:table-row table:style-name="TableLine2322308177328">
          <table:table-cell table:style-name="Table1.A2" table:number-columns-spanned="7" office:value-type="string">
            <text:p text:style-name="P12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p text:style-name="P14"><text:s/><text:span text:style-name="T1"><text:s/></text:span><text:span text:style-name="T12">核決: <text:s text:c="4"/></text:span><text:span text:style-name="T14"><text:s text:c="13"/></text:span><text:span text:style-name="T12"><text:s text:c="21"/>部門主管: <text:s text:c="4"/></text:span><text:span text:style-name="T14"><text:s text:c="13"/></text:span><text:span text:style-name="T12"><text:s text:c="21"/>直屬主管: <text:s text:c="4"/></text:span><text:span text:style-name="T14"><text:s text:c="13"/></text:span><text:span text:style-name="T12"><text:s text:c="21"/>申請人：</text:span></text:p>
      <text:p text:style-name="P14"><text:span text:style-name="T12"/></text:p>
      <text:p text:style-name="P14"><text:span text:style-name="T12"/></text:p>
      <text:p text:style-name="P28">附註:<text:span text:style-name="T1"> </text:span><text:span text:style-name="T10">1.請依項目排序,並檢附相關單據裝訂於後 2.油資:請依實際哩程數申報 3.交通費收據/票根及相關費用發票/收據,為基本必要檢附之單據</text:span></text:p>
      <table:table table:name="Table3" table:style-name="Table3">
        <table:table-column table:style-name="Table3.A"/>
        <table:table-row table:style-name="TableLine2321679228688">
          <table:table-cell table:style-name="Table3.A1" office:value-type="string">
            <text:p text:style-name="P8">費用申報項目金額統計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 table:style-name="TableLine2321898529808">
          <table:table-cell table:style-name="Table2.A1" office:value-type="string">
            <text:p text:style-name="P7">項目統計</text:p>
          </table:table-cell>
          <table:table-cell table:style-name="Table2.B1" office:value-type="string">
            <text:p text:style-name="P7">金額</text:p>
          </table:table-cell>
        </table:table-row>
        <table:table-row table:style-name="TableLine2321898515664">
          <table:table-cell table:style-name="Table2.A2" table:number-columns-spanned="2" office:value-type="string">
            <text:p text:style-name="P12"><text:a xlink:type="simple" xlink:href="py3o://for=%22L1%20in%20o.cf_sumline%22" text:style-name="Internet_20_link" text:visited-style-name="Visited_20_Internet_20_Link"><text:span text:style-name="T16">for="L1 in o.cf_sumline"</text:span></text:a></text:p>
          </table:table-cell>
          <table:covered-table-cell/>
        </table:table-row>
        <table:table-row table:style-name="TableLine2321898519200">
          <table:table-cell table:style-name="Table2.A3" office:value-type="string">
            <text:p text:style-name="P6"><text:user-field-get text:name="py3o.L1.bf_sumlineexpitem">cf項目</text:user-field-get></text:p>
          </table:table-cell>
          <table:table-cell table:style-name="Table2.A2" office:value-type="string">
            <text:p text:style-name="P9"><text:user-field-get text:name="py3o.L1.bf_sumtot">cf金額合計</text:user-field-get></text:p>
          </table:table-cell>
        </table:table-row>
        <table:table-row table:style-name="TableLine2321898519472">
          <table:table-cell table:style-name="Table2.A2" table:number-columns-spanned="2" office:value-type="string">
            <text:p text:style-name="P12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华文宋体" svg:font-family="华文宋体" style:font-family-generic="system" style:font-pitch="variable"/>
    <style:font-face style:name="微軟正黑體" svg:font-family="微軟正黑體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15ea8e"/>
    </style:style>
    <style:style style:name="MP2" style:family="paragraph" style:parent-style-name="Standard">
      <style:paragraph-properties fo:margin-top="0cm" fo:margin-bottom="0cm" style:contextual-spacing="false" fo:line-height="0.101cm"/>
      <style:text-properties officeooo:paragraph-rsid="0015ea8e"/>
    </style:style>
    <style:style style:name="MP3" style:family="paragraph" style:parent-style-name="Footer">
      <style:paragraph-properties fo:margin-top="0.101cm" fo:margin-bottom="0.101cm" style:contextual-spacing="false" fo:text-align="center" style:justify-single-word="false"/>
      <style:text-properties fo:font-size="9.10000038146973pt" officeooo:rsid="000fa78c" officeooo:paragraph-rsid="000fa78c" style:font-size-asian="8pt" style:font-size-complex="9.10000038146973pt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15ea8e" style:font-name-asian="微軟正黑體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15ea8e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15ea8e" style:font-name-asian="微軟正黑體" style:font-size-asian="10pt" style:font-name-complex="Microsoft JhengHei1" style:font-size-complex="10pt" style:text-scale="95%"/>
    </style:style>
    <style:style style:name="MT1" style:family="text">
      <style:text-properties style:language-asian="zh" style:country-asian="TW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style:font-size-asian="12pt" style:language-asian="zh" style:country-asian="TW" style:font-size-complex="12pt"/>
    </style:style>
    <style:style style:name="MT4" style:family="text">
      <style:text-properties fo:letter-spacing="0.053cm"/>
    </style:style>
    <style:style style:name="MT5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2321520752128">
              <table:table-cell table:style-name="表格1.A1" office:value-type="string">
                <text:h text:style-name="MP4" text:outline-level="2"><draw:frame draw:style-name="Mfr1" draw:name="影像1" text:anchor-type="paragraph" svg:x="0.058cm" svg:y="0.187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1">份有限</text:span>公司</text:h>
              </table:table-cell>
            </table:table-row>
            <table:table-row table:style-name="TableLine2321520745328">
              <table:table-cell table:style-name="表格1.A1" office:value-type="string">
                <text:p text:style-name="MP5"><text:span text:style-name="MT2">Neweb Information Co.,</text:span><text:span text:style-name="MT3"> </text:span><text:span text:style-name="MT2">Ltd</text:span>.</text:p>
              </table:table-cell>
            </table:table-row>
            <table:table-row table:style-name="TableLine2321520744512">
              <table:table-cell table:style-name="表格1.A1" office:value-type="string">
                <text:p text:style-name="MP6">台北市內湖區行忠路42號2號</text:p>
              </table:table-cell>
            </table:table-row>
          </table:table-header-rows>
          <table:table-row table:style-name="TableLine2321520744784">
            <table:table-cell table:style-name="表格1.A1" office:value-type="string">
              <text:p text:style-name="MP6">TEL:(02)2795-6660<text:span text:style-name="MT4"> </text:span>FAX:(02)2795-5510<text:span text:style-name="MT5"> 統一</text:span>編號:24540267</text:p>
            </table:table-cell>
          </table:table-row>
        </table:table>
        <text:p text:style-name="MP2"/>
      </style:header>
      <style:footer>
        <text:p text:style-name="MP3">Page: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9T09:33:19.508537585</meta:creation-date>
    <dc:date>2022-03-07T12:02:16.288000000</dc:date>
    <meta:editing-duration>PT1H25M21S</meta:editing-duration>
    <meta:editing-cycles>24</meta:editing-cycles>
    <meta:generator>LibreOffice/7.2.5.2$Windows_X86_64 LibreOffice_project/499f9727c189e6ef3471021d6132d4c694f357e5</meta:generator>
    <meta:document-statistic meta:table-count="4" meta:image-count="1" meta:object-count="0" meta:page-count="1" meta:paragraph-count="40" meta:word-count="244" meta:character-count="655" meta:non-whitespace-character-count="402"/>
  </office:meta>
</office:document-meta>
</file>